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35cm" svg:stroke-color="#43729d" draw:stroke-linejoin="miter" draw:fill="solid" draw:fill-color="#5b9bd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solid" svg:stroke-width="0.071cm" svg:stroke-color="#43729d" draw:stroke-linejoin="miter" draw:fill="solid" draw:fill-color="#5b9bd5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solid" svg:stroke-width="0.071cm" svg:stroke-color="#5b9bd5" draw:stroke-linejoin="miter" draw:fill="solid" draw:fill-color="#ffffff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53cm" svg:stroke-color="#5b9bd5" draw:marker-end="msArrowEnd_20_5" draw:marker-end-width="0.21cm" draw:marker-end-center="false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pr1" style:family="presentation" style:parent-style-name="Titelfolie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2" style:family="paragraph">
      <loext:graphic-properties draw:fill="solid" draw:fill-color="#5b9bd5"/>
      <style:paragraph-properties fo:text-align="start" style:font-independent-line-spacing="true"/>
      <style:text-properties fo:font-size="18pt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P8" style:family="paragraph">
      <loext:graphic-properties draw:fill="solid" draw:fill-color="#5b9bd5"/>
      <style:paragraph-properties fo:text-align="start" style:font-independent-line-spacing="true"/>
      <style:text-properties fo:font-size="14pt" style:font-size-asian="14pt" style:font-size-complex="14pt"/>
    </style:style>
    <style:style style:name="P9" style:family="paragraph">
      <loext:graphic-properties draw:fill-color="#ffffff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" style:family="text">
      <style:text-properties fo:font-variant="normal" fo:text-transform="none" fo:color="#5b9bd5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" style:family="text">
      <style:text-properties fo:font-variant="normal" fo:text-transform="none" fo:color="#5b9bd5" style:text-line-through-style="none" style:text-line-through-type="none" style:text-position="0% 100%" style:font-name="Calibri1" fo:font-size="15pt" fo:letter-spacing="normal" fo:font-style="normal" style:text-underline-style="none" fo:font-weight="normal" style:font-size-asian="15pt" style:font-style-asian="normal" style:font-weight-asian="normal" style:font-size-complex="15pt" style:font-style-complex="normal" style:font-weight-complex="normal"/>
    </style:style>
    <style:style style:name="T4" style:family="text">
      <style:text-properties fo:font-variant="normal" fo:text-transform="none" fo:color="#5b9bd5" style:text-line-through-style="none" style:text-line-through-type="none" style:text-position="0% 100%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font-variant="normal" fo:text-transform="none" fo:color="#5b9bd5" style:text-line-through-style="none" style:text-line-through-type="none" style:text-position="0% 100%" style:font-name="Calibri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6" style:family="text">
      <style:text-properties fo:font-variant="normal" fo:text-transform="none" fo:color="#ffffff" style:text-line-through-style="none" style:text-line-through-type="none" style:text-position="0% 100%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5b9bd5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draw:custom-shape draw:name="Rechteck 3" draw:style-name="gr1" draw:text-style-name="P2" draw:layer="layout" svg:width="7.596cm" svg:height="4.278cm" svg:x="23.546cm" svg:y="3.638cm">
          <text:p text:style-name="P1"><text:span text:style-name="T1">ROS Motor Control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4" draw:style-name="gr2" draw:text-style-name="P2" draw:layer="layout" svg:width="7.596cm" svg:height="4.278cm" svg:x="23.546cm" svg:y="10.377cm">
          <text:p text:style-name="P1"><text:span text:style-name="T1">Natural Language Processing (NLP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5" draw:style-name="gr3" draw:text-style-name="P3" draw:layer="layout" svg:width="5.635cm" svg:height="8.283cm" svg:x="13.013cm" svg:y="4.8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6" draw:style-name="gr1" draw:text-style-name="P2" draw:layer="layout" svg:width="7.596cm" svg:height="2.31cm" svg:x="0.491cm" svg:y="7.837cm">
          <text:p text:style-name="P1"><text:span text:style-name="T1">ZED Stereo Camera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8" draw:style-name="gr4" draw:text-style-name="P4" draw:layer="layout" svg:width="4.896cm" svg:height="0.001cm" svg:x="18.65cm" svg:y="5.778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0" draw:style-name="gr5" draw:text-style-name="P6" draw:layer="layout" svg:width="4.713cm" svg:height="0.842cm" svg:x="18.833cm" svg:y="4.851cm">
          <text:p text:style-name="P5"><text:span text:style-name="T2">Object Position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1" draw:style-name="gr4" draw:text-style-name="P4" draw:layer="layout" svg:width="4.896cm" svg:height="0.001cm" svg:x="18.65cm" svg:y="6.155cm">
          <text:p/>
          <draw:enhanced-geometry draw:mirror-horizontal="true" draw:mirror-vertical="false" svg:viewBox="0 0 21600 21600" draw:type="mso-spt32" draw:enhanced-path="M 0 0 L 21600 21600 N"/>
        </draw:custom-shape>
        <draw:custom-shape draw:name="Textfeld 14" draw:style-name="gr5" draw:text-style-name="P6" draw:layer="layout" svg:width="4.473cm" svg:height="0.885cm" svg:x="18.861cm" svg:y="6.087cm">
          <text:p text:style-name="P5"><text:span text:style-name="T3">Roboy Posi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5" draw:style-name="gr4" draw:text-style-name="P4" draw:layer="layout" svg:width="4.896cm" svg:height="0.026cm" svg:x="18.65cm" svg:y="11.096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18" draw:style-name="gr5" draw:text-style-name="P6" draw:layer="layout" svg:width="5.225cm" svg:height="1.433cm" svg:x="18.65cm" svg:y="11.103cm">
          <text:p text:style-name="P5"><text:span text:style-name="T2">Detected Objects</text:span></text:p>
          <text:p text:style-name="P5"><text:span text:style-name="T2">Object Propertie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erade Verbindung mit Pfeil 19" draw:style-name="gr4" draw:text-style-name="P4" draw:layer="layout" svg:width="4.925cm" svg:height="0.001cm" svg:x="8.088cm" svg:y="8.993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Textfeld 24" draw:style-name="gr5" draw:text-style-name="P6" draw:layer="layout" svg:width="4.713cm" svg:height="3.041cm" svg:x="8.116cm" svg:y="7.902cm">
          <text:p text:style-name="P1"><text:span text:style-name="T4">Camera Input</text:span></text:p>
          <text:p text:style-name="P1"><text:span text:style-name="T5"/></text:p>
          <text:p text:style-name="P1"><text:span text:style-name="T4">(Depth &amp; Color Image)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26" draw:style-name="gr5" draw:text-style-name="P6" draw:layer="layout" svg:width="3.643cm" svg:height="1.013cm" svg:x="14.676cm" svg:y="4.886cm">
          <text:p text:style-name="P5"><text:span text:style-name="T5">Vis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7" draw:style-name="gr1" draw:text-style-name="P2" draw:layer="layout" svg:width="4.918cm" svg:height="1.169cm" svg:x="13.401cm" svg:y="6.155cm">
          <text:p text:style-name="P1"><text:span text:style-name="T6">Face Detec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8" draw:style-name="gr1" draw:text-style-name="P2" draw:layer="layout" svg:width="4.918cm" svg:height="1.161cm" svg:x="13.401cm" svg:y="7.576cm">
          <text:p text:style-name="P1"><text:span text:style-name="T6">Face Recognition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29" draw:style-name="gr1" draw:text-style-name="P8" draw:layer="layout" svg:width="4.918cm" svg:height="1.161cm" svg:x="13.401cm" svg:y="8.989cm">
          <text:p text:style-name="P7"><text:span text:style-name="T6">Face Moo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hteck 30" draw:style-name="gr1" draw:text-style-name="P2" draw:layer="layout" svg:width="4.918cm" svg:height="1.161cm" svg:x="13.402cm" svg:y="10.377cm">
          <text:p text:style-name="P1"><text:span text:style-name="T6">Scene Class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feld 31" draw:style-name="gr5" draw:text-style-name="P6" draw:layer="layout" svg:width="3.426cm" svg:height="1.013cm" svg:x="14.892cm" svg:y="11.765cm">
          <text:p text:style-name="P5"><text:span text:style-name="T5"><text:s text:c="3"/></text:span><text:span text:style-name="T5">..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 Light" svg:font-family="'Calibri Light'"/>
    <style:font-face style:name="Calibri" svg:font-family="Calibri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2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2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style style:name="Titelfolie-outline2" style:family="presentation" style:parent-style-name="Titelfoli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elfolie-outline3" style:family="presentation" style:parent-style-name="Titelfoli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4" style:family="presentation" style:parent-style-name="Titelfoli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1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fo:font-size="18pt" fo:letter-spacing="normal" fo:language="de" fo:country="DE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de" style:country-asian="DE" style:font-style-asian="normal" style:font-weight-asian="normal" style:font-name-complex="FreeSans" style:font-family-complex="FreeSans" style:font-family-generic-complex="system" style:font-pitch-complex="variable" style:font-size-complex="18pt" style:language-complex="de" style:country-complex="DE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elfoli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2" style:family="text">
      <style:text-properties fo:font-variant="normal" fo:text-transform="none" fo:color="#8b8b8b" style:text-line-through-style="none" style:text-line-through-type="none" style:text-position="0% 100%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elfolie" style:page-layout-name="PM1" draw:style-name="Mdp1">
      <draw:frame draw:name="Titel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Titelmasterformat durch Klicken bearbeiten</text:span></text:p>
        </draw:text-box>
      </draw:frame>
      <draw:frame draw:name="Datumsplatzhalter 3" presentation:style-name="Mpr2" draw:text-style-name="MP8" draw:layer="backgroundobjects" svg:width="7.619cm" svg:height="1.013cm" svg:x="2.328cm" svg:y="17.657cm" presentation:class="date-time" presentation:user-transformed="true">
        <draw:text-box>
          <text:p text:style-name="MP7"><text:span text:style-name="MT2"><text:date style:data-style-name="D1" text:date-value="2017-06-29">6/29/17</text:date></text:span></text:p>
        </draw:text-box>
      </draw:frame>
      <draw:frame draw:name="Fußzeilenplatzhalter 4" presentation:style-name="Mpr2" draw:text-style-name="MP8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Foliennummernplatzhalter 5" presentation:style-name="Mpr2" draw:text-style-name="MP8" draw:layer="backgroundobjects" svg:width="7.619cm" svg:height="1.013cm" svg:x="23.918cm" svg:y="17.65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Fabian S.</meta:initial-creator>
    <meta:editing-cycles>3</meta:editing-cycles>
    <meta:creation-date>2017-04-15T14:49:46</meta:creation-date>
    <dc:date>2017-06-29T02:12:03.643035574</dc:date>
    <meta:editing-duration>PT2M9S</meta:editing-duration>
    <meta:generator>LibreOffice/5.1.6.2$Linux_X86_64 LibreOffice_project/10m0$Build-2</meta:generator>
    <meta:document-statistic meta:object-count="40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Breitbild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